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er.get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.addMetadataFor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er.process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didateComponentsIndexer.getCompletions( Element element , AnnotationMirror annotation , ExecutableElement member , String user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.init( Processing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ndidateComponentsIndexer.process( Set &lt; ? extends TypeElement &gt; annotations , RoundEnvironment round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didateComponentsIndexer.get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.getSupportedSourc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.getStereotypesProviders( Processing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didateComponentsIndexer.staticTypesIn( Iterable &lt; ? extends Element &gt; ele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ndidateComponentsIndexer.writeMeta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